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1d4" officeooo:paragraph-rsid="000f41d4"/>
    </style:style>
    <style:style style:name="P2" style:family="paragraph" style:parent-style-name="Standard">
      <style:text-properties fo:font-weight="bold" officeooo:rsid="000f41d4" officeooo:paragraph-rsid="000f41d4" style:font-weight-asian="bold" style:font-weight-complex="bold"/>
    </style:style>
    <style:style style:name="P3" style:family="paragraph" style:parent-style-name="Standard">
      <style:text-properties fo:font-weight="bold" officeooo:rsid="001074ad" officeooo:paragraph-rsid="001074ad" style:font-weight-asian="bold" style:font-weight-complex="bold"/>
    </style:style>
    <style:style style:name="P4" style:family="paragraph" style:parent-style-name="Standard">
      <style:text-properties fo:font-weight="normal" officeooo:rsid="000f41d4" officeooo:paragraph-rsid="000f41d4" style:font-weight-asian="normal" style:font-weight-complex="normal"/>
    </style:style>
    <style:style style:name="P5" style:family="paragraph" style:parent-style-name="Standard">
      <style:text-properties fo:font-weight="normal" officeooo:rsid="001074ad" officeooo:paragraph-rsid="001074ad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f41d4" officeooo:paragraph-rsid="000f41d4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variant="normal" fo:text-transform="none" fo:color="#6c6c6c" style:font-name="Arial" fo:font-size="13.5pt" fo:letter-spacing="normal" fo:font-style="normal" fo:font-weight="normal" officeooo:rsid="001074ad" officeooo:paragraph-rsid="001074ad" style:font-weight-asian="normal" style:font-weight-complex="normal"/>
    </style:style>
    <style:style style:name="P8" style:family="paragraph" style:parent-style-name="Text_20_body">
      <style:text-properties fo:font-variant="normal" fo:text-transform="none" fo:color="#6c6c6c" style:font-name="Arial" fo:font-size="13.5pt" fo:letter-spacing="normal" fo:font-style="normal" fo:font-weight="normal" officeooo:paragraph-rsid="001074ad"/>
    </style:style>
    <style:style style:name="T1" style:family="text">
      <style:text-properties officeooo:rsid="001074a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lide 3</text:p>
      <text:p text:style-name="P2"/>
      <text:p text:style-name="P2"/>
      <text:p text:style-name="P4">Digital Guardian : American Data Loss Prevention Software Company</text:p>
      <text:p text:style-name="P4">1000 personnes interrogées (décembre 2018) <text:s/>à propos de leurs habitudes en matière de sécurité</text:p>
      <text:p text:style-name="P4"/>
      <text:p text:style-name="P6">89% des gens se sentent bien protégés / 61 % réutilisent leurs mdp </text:p>
      <text:p text:style-name="P6"/>
      <text:p text:style-name="P6">18% des gens utilisent tjrs le même / 39 % l’écrivent sur un bout de papier</text:p>
      <text:p text:style-name="P6"/>
      <text:p text:style-name="P6">jeune de 18 à 24 ans sont les plus susceptibles de réutiliser leurs mdp (joé → josé probablement)</text:p>
      <text:p text:style-name="P4"/>
      <text:p text:style-name="P4">SpashData (2018) liste des 25 mdp les plus communs dans une liste de 5 millions de mdp leakés</text:p>
      <text:p text:style-name="P4"/>
      <text:p text:style-name="P2">Slide 5</text:p>
      <text:p text:style-name="P2"/>
      <text:p text:style-name="P4">NIST = National Institute of Standards and Technology</text:p>
      <text:p text:style-name="P4"/>
      <text:p text:style-name="P2">Slide 6</text:p>
      <text:p text:style-name="P4"/>
      <text:p text:style-name="P4">-Paresseux = <text:s/>Trop de changements implémentés =&gt; Les gens ne changaient qu’une lettre!</text:p>
      <text:p text:style-name="P4"/>
      <text:p text:style-name="P4"/>
      <text:p text:style-name="P3">Slide 7</text:p>
      <text:p text:style-name="P5"/>
      <text:p text:style-name="P5">Cas Mdp Captel = nom de l’enfant + date de naissance</text:p>
      <text:p text:style-name="P4"/>
      <text:p text:style-name="P3">Slide 8</text:p>
      <text:p text:style-name="P5"/>
      <text:p text:style-name="P7">Password entropy is a measurement of how unpredictable a password is.</text:p>
      <text:p text:style-name="P8"><text:span text:style-name="T1">Password entropy is based on the character set used </text:span>as well as password length</text:p>
      <text:p text:style-name="Text_20_body"><text:line-break/></text:p>
      <text:p text:style-name="P4"/>
      <text:p text:style-name="P4"/>
      <text:p text:style-name="P4"/>
      <text:p text:style-name="P4"/>
      <text:p text:style-name="P2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41:04.999945893</meta:creation-date>
    <dc:date>2019-02-14T22:05:51.957926714</dc:date>
    <meta:editing-duration>PT3M47S</meta:editing-duration>
    <meta:editing-cycles>1</meta:editing-cycles>
    <meta:document-statistic meta:table-count="0" meta:image-count="0" meta:object-count="0" meta:page-count="1" meta:paragraph-count="17" meta:word-count="155" meta:character-count="865" meta:non-whitespace-character-count="722"/>
    <meta:generator>LibreOffice/6.1.4.2$Linux_X86_64 LibreOffice_project/10$Build-2</meta:generator>
  </office:meta>
</office:document-meta>
</file>